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0047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173in" fo:break-before="auto" style:use-optimal-row-height="true"/>
    </style:style>
    <style:style style:name="ro4" style:family="table-row">
      <style:table-row-properties style:row-height="0.128in" fo:break-before="auto" style:use-optimal-row-height="true"/>
    </style:style>
    <style:style style:name="ro5" style:family="table-row">
      <style:table-row-properties style:row-height="0.1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 style:data-style-name="N126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 style:data-style-name="N1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 style:data-style-name="N12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 style:data-style-name="N125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 style:data-style-name="N126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 style:data-style-name="N12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5" style:family="table-cell" style:parent-style-name="Default" style:data-style-name="N124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0" style:family="table-cell" style:parent-style-name="Default">
      <style:table-cell-properties fo:background-color="#ccffff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2" style:family="table-cell" style:parent-style-name="Default">
      <style:text-properties fo:font-size="7pt" style:font-size-asian="7pt" style:font-size-complex="7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4" style:family="table-cell" style:parent-style-name="Default">
      <style:table-cell-properties fo:background-color="#008080"/>
      <style:text-properties fo:color="#ffffff" fo:font-size="7pt" style:font-size-asian="7pt" style:font-size-complex="7pt"/>
    </style:style>
    <style:style style:name="ce25" style:family="table-cell" style:parent-style-name="Default" style:data-style-name="N123">
      <style:text-properties fo:font-size="7pt" style:font-size-asian="7pt" style:font-size-complex="7pt"/>
    </style:style>
    <style:style style:name="ce26" style:family="table-cell" style:parent-style-name="Default" style:data-style-name="N126">
      <style:text-properties fo:font-size="7pt" style:font-size-asian="7pt" style:font-size-complex="7pt"/>
    </style:style>
    <style:style style:name="ce27" style:family="table-cell" style:parent-style-name="Default" style:data-style-name="N11">
      <style:table-cell-properties fo:background-color="#ff6600"/>
      <style:text-properties fo:font-size="7pt" style:font-size-asian="7pt" style:font-size-complex="7pt"/>
    </style:style>
    <style:style style:name="ce28" style:family="table-cell" style:parent-style-name="Default" style:data-style-name="N125">
      <style:table-cell-properties fo:background-color="#ffff99"/>
      <style:text-properties fo:font-size="7pt" style:font-size-asian="7pt" style:font-size-complex="7pt"/>
    </style:style>
    <style:style style:name="ce29" style:family="table-cell" style:parent-style-name="Default" style:data-style-name="N11">
      <style:text-properties fo:font-size="7pt" style:font-size-asian="7pt" style:font-size-complex="7pt"/>
    </style:style>
    <style:style style:name="ce30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3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32" style:family="table-cell" style:parent-style-name="Default" style:data-style-name="N60">
      <style:text-properties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2" table:default-cell-style-name="ce16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7" table:default-cell-style-name="ce22"/>
        <table:table-column table:style-name="co6" table:number-columns-repeated="1019" table:default-cell-style-name="ce22"/>
        <table:table-row table:style-name="ro2">
          <table:table-cell table:style-name="ce1" office:value-type="float" office:value="32">
            <text:p>32</text:p>
          </table:table-cell>
          <table:table-cell table:style-name="ce23" office:value-type="string">
            <text:p>MCU Clock (Mhz)</text:p>
          </table:table-cell>
          <table:table-cell table:style-name="ce27" office:value-type="percentage" office:value="0.0001">
            <text:p>0.01%</text:p>
          </table:table-cell>
          <table:table-cell office:value-type="string">
            <text:p>Oscillator Accuracy</text:p>
          </table:table-cell>
          <table:table-cell office:value-type="string">
            <text:p>50PPM Crystal</text:p>
          </table:table-cell>
          <table:table-cell table:number-columns-repeated="1019"/>
        </table:table-row>
        <table:table-row table:style-name="ro2">
          <table:table-cell table:style-name="ce2" table:formula="of:=1/[.A1]/1000000*1000000000" office:value-type="float" office:value="31.25">
            <text:p>31.25</text:p>
          </table:table-cell>
          <table:table-cell table:style-name="ce23" office:value-type="string">
            <text:p>Period (nS)</text:p>
          </table:table-cell>
          <table:table-cell table:style-name="ce18" table:formula="of:=[.C1]*[.A4]" office:value-type="float" office:value="0.00625">
            <text:p>0.00625</text:p>
          </table:table-cell>
          <table:table-cell office:value-type="string">
            <text:p>Time shift per instruction (ns)</text:p>
          </table:table-cell>
          <table:table-cell table:number-columns-repeated="1020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3" office:value-type="string">
            <text:p>Cycle Per Inst</text:p>
          </table:table-cell>
          <table:table-cell table:style-name="ce28" table:formula="of:=[.C2]*[.A15]" office:value-type="float" office:value="21428.5714285714">
            <text:p>21428.571</text:p>
          </table:table-cell>
          <table:table-cell office:value-type="string">
            <text:p>Time shift between Spark (ns)</text:p>
          </table:table-cell>
          <table:table-cell table:number-columns-repeated="1020"/>
        </table:table-row>
        <table:table-row table:style-name="ro2">
          <table:table-cell table:style-name="ce3" table:formula="of:=[.A2]*[.A3]" office:value-type="float" office:value="62.5">
            <text:p>62.50</text:p>
          </table:table-cell>
          <table:table-cell table:style-name="ce23" office:value-type="string">
            <text:p>ns per Instruction</text:p>
          </table:table-cell>
          <table:table-cell table:style-name="ce18" table:formula="of:=[.C3]/1000000000*[.A12]" office:value-type="float" office:value="0.009">
            <text:p>0.009</text:p>
          </table:table-cell>
          <table:table-cell office:value-type="string">
            <text:p>Degree shift between Spark</text:p>
          </table:table-cell>
          <table:table-cell table:number-columns-repeated="2"/>
          <table:table-cell table:style-name="ce33" office:value-type="string">
            <text:p>V</text:p>
          </table:table-cell>
          <table:table-cell table:formula="of:=400-12" office:value-type="float" office:value="388">
            <text:p>388</text:p>
          </table:table-cell>
          <table:table-cell table:number-columns-repeated="1016"/>
        </table:table-row>
        <table:table-row table:style-name="ro2">
          <table:table-cell table:style-name="ce4" office:value-type="float" office:value="4">
            <text:p>4.00</text:p>
          </table:table-cell>
          <table:table-cell table:style-name="ce23" office:value-type="string">
            <text:p>Cycle Engine</text:p>
          </table:table-cell>
          <table:table-cell table:style-name="ce18"/>
          <table:table-cell table:number-columns-repeated="3"/>
          <table:table-cell table:style-name="ce33" office:value-type="string">
            <text:p>R</text:p>
          </table:table-cell>
          <table:table-cell office:value-type="float" office:value="22000">
            <text:p>22000</text:p>
          </table:table-cell>
          <table:table-cell table:number-columns-repeated="1016"/>
        </table:table-row>
        <table:table-row table:style-name="ro2">
          <table:table-cell table:style-name="ce4" office:value-type="float" office:value="8">
            <text:p>8.00</text:p>
          </table:table-cell>
          <table:table-cell office:value-type="string">
            <text:p>Cylinders</text:p>
          </table:table-cell>
          <table:table-cell table:style-name="ce29"/>
          <table:table-cell table:number-columns-repeated="3"/>
          <table:table-cell office:value-type="string">
            <text:p>V=IR</text:p>
          </table:table-cell>
          <table:table-cell table:formula="of:=[.H4]/[.H5]" office:value-type="float" office:value="0.0176363636363636">
            <text:p>0.0176363636</text:p>
          </table:table-cell>
          <table:table-cell table:formula="of:=[.H6]^2*[.H5]" office:value-type="float" office:value="6.84290909090909">
            <text:p>6.8429090909</text:p>
          </table:table-cell>
          <table:table-cell table:number-columns-repeated="1015"/>
        </table:table-row>
        <table:table-row table:style-name="ro2">
          <table:table-cell table:style-name="ce4" office:value-type="float" office:value="70">
            <text:p>70.00</text:p>
          </table:table-cell>
          <table:table-cell office:value-type="string">
            <text:p>RPM</text:p>
          </table:table-cell>
          <table:table-cell table:number-columns-repeated="4"/>
          <table:table-cell office:value-type="string">
            <text:p>V/R=I</text:p>
          </table:table-cell>
          <table:table-cell table:number-columns-repeated="1017"/>
        </table:table-row>
        <table:table-row table:style-name="ro2">
          <table:table-cell table:style-name="ce3" table:formula="of:=[.A7]/60" office:value-type="float" office:value="1.16666666666667">
            <text:p>1.17</text:p>
          </table:table-cell>
          <table:table-cell office:value-type="string">
            <text:p>Rev Per Second</text:p>
          </table:table-cell>
          <table:table-cell table:style-name="ce1" office:value-type="float" office:value="60">
            <text:p>60</text:p>
          </table:table-cell>
          <table:table-cell office:value-type="string">
            <text:p>Desired Max Timing Advance Range (Degrees)</text:p>
          </table:table-cell>
          <table:table-cell table:number-columns-repeated="3"/>
          <table:table-cell office:value-type="string">
            <text:p>Vin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3" table:formula="of:=[.A6]*[.A8]/([.A5]/2)" office:value-type="float" office:value="4.66666666666667">
            <text:p>4.67</text:p>
          </table:table-cell>
          <table:table-cell office:value-type="string">
            <text:p>Sparks Per Second</text:p>
          </table:table-cell>
          <table:table-cell table:style-name="ce30" table:formula="of:=1/[.A19]*[.C8]" office:value-type="float" office:value="2285714.28571429">
            <text:p>2285714</text:p>
          </table:table-cell>
          <table:table-cell office:value-type="string">
            <text:p>Timer Counts to achieve 1:1</text:p>
          </table:table-cell>
          <table:table-cell table:number-columns-repeated="3"/>
          <table:table-cell office:value-type="string">
            <text:p>R1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2">
          <table:table-cell table:style-name="ce3" table:formula="of:=1/[.A9]*1000" office:value-type="float" office:value="214.285714285714">
            <text:p>214.29</text:p>
          </table:table-cell>
          <table:table-cell office:value-type="string">
            <text:p>mS per Spark</text:p>
          </table:table-cell>
          <table:table-cell table:style-name="ce11" table:formula="of:=[.C9]/8" office:value-type="float" office:value="285714.285714286">
            <text:p>285714.286</text:p>
          </table:table-cell>
          <table:table-cell office:value-type="string">
            <text:p>Timer Counts to achieve 1:8</text:p>
          </table:table-cell>
          <table:table-cell table:number-columns-repeated="3"/>
          <table:table-cell office:value-type="string">
            <text:p>R2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table:style-name="ce3" table:formula="of:=1/([.A10]/1000)" office:value-type="float" office:value="4.66666666666667">
            <text:p>4.67</text:p>
          </table:table-cell>
          <table:table-cell table:style-name="ce24" office:value-type="string">
            <text:p>Spark Frequency (HZ)</text:p>
          </table:table-cell>
          <table:table-cell table:style-name="ce11" table:formula="of:=[.C9]/64" office:value-type="float" office:value="35714.2857142857">
            <text:p>35714.286</text:p>
          </table:table-cell>
          <table:table-cell office:value-type="string">
            <text:p>Timer Counts to achieve 1:64</text:p>
          </table:table-cell>
          <table:table-cell table:number-columns-repeated="4"/>
          <table:table-cell table:formula="of:=[.I8]*[.I9]/([.I9]+[.I10]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3" table:formula="of:=360*[.A8]" office:value-type="float" office:value="420">
            <text:p>420.00</text:p>
          </table:table-cell>
          <table:table-cell office:value-type="string">
            <text:p>Degrees/Second</text:p>
          </table:table-cell>
          <table:table-cell table:style-name="ce11" table:formula="of:=[.C9]/256" office:value-type="float" office:value="8928.57142857143">
            <text:p>8928.571</text:p>
          </table:table-cell>
          <table:table-cell office:value-type="string">
            <text:p>Timer Counts to achieve 1:256</text:p>
          </table:table-cell>
          <table:table-cell table:number-columns-repeated="1020"/>
        </table:table-row>
        <table:table-row table:style-name="ro2">
          <table:table-cell table:style-name="ce3" table:formula="of:=1/[.A12]*1000000" office:value-type="float" office:value="2380.95238095238">
            <text:p>2380.95</text:p>
          </table:table-cell>
          <table:table-cell office:value-type="string">
            <text:p>uS <text:s/>per Degree</text:p>
          </table:table-cell>
          <table:table-cell table:style-name="ce31" table:formula="of:=[.A19]*1" office:value-type="float" office:value="0.00002625">
            <text:p>0.0000263</text:p>
          </table:table-cell>
          <table:table-cell office:value-type="string">
            <text:p>Degrees Per Timer Tick 1:1</text:p>
          </table:table-cell>
          <table:table-cell table:number-columns-repeated="1020"/>
        </table:table-row>
        <table:table-row table:style-name="ro2">
          <table:table-cell table:style-name="ce5" table:formula="of:=([.A13]/1000000)/([.A4]/1000000000)" office:value-type="float" office:value="38095.2380952381">
            <text:p>38095.2</text:p>
          </table:table-cell>
          <table:table-cell office:value-type="string">
            <text:p>CPU Instructions Per Degree</text:p>
          </table:table-cell>
          <table:table-cell table:style-name="ce31" table:formula="of:=[.A18]*8" office:value-type="float" office:value="0.00021">
            <text:p>0.0002100</text:p>
          </table:table-cell>
          <table:table-cell office:value-type="string">
            <text:p>Degrees Per Timer Tick 1:8</text:p>
          </table:table-cell>
          <table:table-cell/>
          <table:table-cell office:value-type="string">
            <text:p>TimingCurveIndex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table:formula="of:=[.A10]/1000/([.A4]*0.000000001)" office:value-type="float" office:value="3428571.42857143">
            <text:p>3428571.4</text:p>
          </table:table-cell>
          <table:table-cell office:value-type="string">
            <text:p>Clock Cycles Between Spark</text:p>
          </table:table-cell>
          <table:table-cell table:style-name="ce31" table:formula="of:=[.A19]*64" office:value-type="float" office:value="0.00168">
            <text:p>0.0016800</text:p>
          </table:table-cell>
          <table:table-cell office:value-type="string">
            <text:p>Degrees Per Timer Tick 1:64</text:p>
          </table:table-cell>
          <table:table-cell/>
          <table:table-cell office:value-type="string">
            <text:p>RPM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style-name="ce6" office:value-type="float" office:value="1">
            <text:p>1</text:p>
          </table:table-cell>
          <table:table-cell office:value-type="string">
            <text:p>Timer Divisor</text:p>
          </table:table-cell>
          <table:table-cell table:style-name="ce31" table:formula="of:=[.A19]*256" office:value-type="float" office:value="0.00672">
            <text:p>0.0067200</text:p>
          </table:table-cell>
          <table:table-cell office:value-type="string">
            <text:p>Degrees Per Timer Tick 1:256</text:p>
          </table:table-cell>
          <table:table-cell/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table:formula="of:=[.A15]/[.A16]" office:value-type="float" office:value="3428571.42857143">
            <text:p>3428571.4</text:p>
          </table:table-cell>
          <table:table-cell office:value-type="string">
            <text:p>Divided Clock Cycles Between Spark</text:p>
          </table:table-cell>
          <table:table-cell table:number-columns-repeated="2"/>
          <table:table-cell table:style-name="ce25"/>
          <table:table-cell table:number-columns-repeated="1019"/>
        </table:table-row>
        <table:table-row table:style-name="ro2">
          <table:table-cell table:style-name="ce7" table:formula="of:=1/([.A13]*0.000001)*[.A4]*0.000000001*[.A16]" office:value-type="float" office:value="0.00002625">
            <text:p>0.00002625</text:p>
          </table:table-cell>
          <table:table-cell office:value-type="string">
            <text:p>Degrees/Divided Clock Cycles</text:p>
          </table:table-cell>
          <table:table-cell table:style-name="ce19"/>
          <table:table-cell/>
          <table:table-cell table:style-name="ce32"/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 table:formula="of:=1/([.A13]*0.000001)*[.A4]*0.000000001" office:value-type="float" office:value="0.00002625">
            <text:p>0.00002625</text:p>
          </table:table-cell>
          <table:table-cell office:value-type="string">
            <text:p>Degrees/Clock Cycle</text:p>
          </table:table-cell>
          <table:table-cell table:style-name="ce19"/>
          <table:table-cell/>
          <table:table-cell table:style-name="ce32"/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style-name="ce8"/>
          <table:table-cell/>
          <table:table-cell table:style-name="ce19"/>
          <table:table-cell/>
          <table:table-cell table:style-name="ce32"/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table:style-name="ce3" table:formula="of:=360/[.A6]" office:value-type="float" office:value="45">
            <text:p>45.00</text:p>
          </table:table-cell>
          <table:table-cell office:value-type="string">
            <text:p>Dwell per Cylinder</text:p>
          </table:table-cell>
          <table:table-cell table:style-name="ce19"/>
          <table:table-cell/>
          <table:table-cell table:style-name="ce32"/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2">
          <table:table-cell table:style-name="ce9" office:value-type="float" office:value="30">
            <text:p>30</text:p>
          </table:table-cell>
          <table:table-cell office:value-type="string">
            <text:p>Dwell in Degrees per Spark (closed points)</text:p>
          </table:table-cell>
          <table:table-cell table:style-name="ce19"/>
          <table:table-cell table:number-columns-repeated="2"/>
          <table:table-cell table:style-name="ce29"/>
          <table:table-cell table:number-columns-repeated="1018"/>
        </table:table-row>
        <table:table-row table:style-name="ro2">
          <table:table-cell table:style-name="ce10" table:formula="of:=[.A21]-[.A22]" office:value-type="float" office:value="15">
            <text:p>15</text:p>
          </table:table-cell>
          <table:table-cell office:value-type="string">
            <text:p>Degrees Points are Open per Spark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2]*[.A13]/1000000*1000*[.A5]/2" office:value-type="float" office:value="142.857142857143">
            <text:p>142.857</text:p>
          </table:table-cell>
          <table:table-cell office:value-type="string">
            <text:p>Time in mS (closed points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1" table:formula="of:=[.A23]*[.A13]/1000000*1000*[.A5]/2" office:value-type="float" office:value="71.4285714285714">
            <text:p>71.429</text:p>
          </table:table-cell>
          <table:table-cell office:value-type="string">
            <text:p>Time in mS (open points per spark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3" office:value-type="float" office:value="4.5">
            <text:p>4.5</text:p>
          </table:table-cell>
          <table:table-cell office:value-type="string">
            <text:p>Desired Charge Current (A)</text:p>
          </table:table-cell>
          <table:table-cell table:number-columns-repeated="1022"/>
        </table:table-row>
        <table:table-row table:style-name="ro4">
          <table:table-cell table:style-name="ce14" office:value-type="float" office:value="8">
            <text:p>8.000000</text:p>
          </table:table-cell>
          <table:table-cell office:value-type="string">
            <text:p>Magnitizing Inductance (mH)</text:p>
          </table:table-cell>
          <table:table-cell/>
          <table:table-cell office:value-type="string">
            <text:p>x</text:p>
          </table:table-cell>
          <table:table-cell office:value-type="string">
            <text:p>MinRPM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2">
          <table:table-cell table:style-name="ce14" office:value-type="float" office:value="600">
            <text:p>600.000000</text:p>
          </table:table-cell>
          <table:table-cell office:value-type="string">
            <text:p>Leakage Inductance (uH)</text:p>
          </table:table-cell>
          <table:table-cell/>
          <table:table-cell office:value-type="string">
            <text:p>y</text:p>
          </table:table-cell>
          <table:table-cell office:value-type="string">
            <text:p>MinRPMBlank</text:p>
          </table:table-cell>
          <table:table-cell table:style-name="ce32" office:value-type="float" office:value="0.005">
            <text:p>5.00E-003</text:p>
          </table:table-cell>
          <table:table-cell table:number-columns-repeated="1018"/>
        </table:table-row>
        <table:table-row table:style-name="ro2">
          <table:table-cell table:style-name="ce13" office:value-type="float" office:value="1.5">
            <text:p>1.5</text:p>
          </table:table-cell>
          <table:table-cell office:value-type="string">
            <text:p>Coil Resistance (ohms)</text:p>
          </table:table-cell>
          <table:table-cell/>
          <table:table-cell office:value-type="string">
            <text:p>x1</text:p>
          </table:table-cell>
          <table:table-cell office:value-type="string">
            <text:p>MaxRPM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2">
          <table:table-cell table:style-name="ce13" office:value-type="float" office:value="14">
            <text:p>14.0</text:p>
          </table:table-cell>
          <table:table-cell office:value-type="string">
            <text:p>Voltage</text:p>
          </table:table-cell>
          <table:table-cell/>
          <table:table-cell office:value-type="string">
            <text:p>y1</text:p>
          </table:table-cell>
          <table:table-cell office:value-type="string">
            <text:p>MaxRPMBlank</text:p>
          </table:table-cell>
          <table:table-cell table:style-name="ce32" office:value-type="float" office:value="0.0005">
            <text:p>5.00E-004</text:p>
          </table:table-cell>
          <table:table-cell table:number-columns-repeated="1018"/>
        </table:table-row>
        <table:table-row table:style-name="ro2">
          <table:table-cell table:style-name="ce15" table:formula="of:=[.A27]*([.A28]/1000)/[.A31]*1000" office:value-type="float" office:value="2.57142857142857">
            <text:p>2.5714</text:p>
          </table:table-cell>
          <table:table-cell office:value-type="string">
            <text:p>mS – Time to Charge to Desired Current (assume DC Voltage)</text:p>
          </table:table-cell>
          <table:table-cell table:number-columns-repeated="1022"/>
        </table:table-row>
        <table:table-row table:style-name="ro5">
          <table:table-cell table:style-name="ce3" table:formula="of:=IF(1/([.A28]/1000)*[.A31]*[.A32]/1000&gt;4.5; 4.5; 1/([.A28]/1000)*[.A31]*[.A32]/1000)" office:value-type="float" office:value="4.5">
            <text:p>4.50</text:p>
          </table:table-cell>
          <table:table-cell office:value-type="string">
            <text:p>Current Achieved (A)</text:p>
          </table:table-cell>
          <table:table-cell table:number-columns-repeated="1022"/>
        </table:table-row>
        <table:table-row table:style-name="ro2">
          <table:table-cell table:style-name="ce3" table:formula="of:=([.A33]*[.A30])^2/[.A30]/2" office:value-type="float" office:value="15.1875">
            <text:p>15.19</text:p>
          </table:table-cell>
          <table:table-cell office:value-type="string">
            <text:p>Coil Power Dissipation DC (W)</text:p>
          </table:table-cell>
          <table:table-cell table:number-columns-repeated="2"/>
          <table:table-cell office:value-type="string">
            <text:p>Run</text:p>
          </table:table-cell>
          <table:table-cell table:formula="of:=([.F30]-[.F28])" office:value-type="float" office:value="6930">
            <text:p>6930</text:p>
          </table:table-cell>
          <table:table-cell office:value-type="string">
            <text:p>x1-x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Rise</text:p>
          </table:table-cell>
          <table:table-cell table:formula="of:=[.F31]-[.F29]" office:value-type="float" office:value="-0.0045">
            <text:p>-0.0045</text:p>
          </table:table-cell>
          <table:table-cell office:value-type="string">
            <text:p>y1=y</text:p>
          </table:table-cell>
          <table:table-cell table:number-columns-repeated="1017"/>
        </table:table-row>
        <table:table-row table:style-name="ro5">
          <table:table-cell table:style-name="ce9" office:value-type="float" office:value="40">
            <text:p>40</text:p>
          </table:table-cell>
          <table:table-cell office:value-type="string">
            <text:p>Desired Energy (mJ)</text:p>
          </table:table-cell>
          <table:table-cell table:number-columns-repeated="2"/>
          <table:table-cell office:value-type="string">
            <text:p>Slope</text:p>
          </table:table-cell>
          <table:table-cell table:formula="of:=[.F35]/[.F34]" office:value-type="float" office:value="-0.000000649350649350649">
            <text:p>-6.49350649350649E-007</text:p>
          </table:table-cell>
          <table:table-cell table:number-columns-repeated="1018"/>
        </table:table-row>
        <table:table-row table:style-name="ro5">
          <table:table-cell table:style-name="ce3" table:formula="of:=1/2*[.A28]*[.A33]^2*1000" office:value-type="float" office:value="81000">
            <text:p>81000.00</text:p>
          </table:table-cell>
          <table:table-cell office:value-type="string">
            <text:p>Energy based on Desired Charge Current (mJ)</text:p>
          </table:table-cell>
          <table:table-cell table:number-columns-repeated="1022"/>
        </table:table-row>
        <table:table-row table:style-name="ro5">
          <table:table-cell table:style-name="ce17" table:formula="of:=([.A37]-[.A36])/[.A36]" office:value-type="percentage" office:value="2024">
            <text:p>202400.00%</text:p>
          </table:table-cell>
          <table:table-cell office:value-type="string">
            <text:p>% of Desired Energy</text:p>
          </table:table-cell>
          <table:table-cell table:number-columns-repeated="2"/>
          <table:table-cell office:value-type="string">
            <text:p>Time</text:p>
          </table:table-cell>
          <table:table-cell table:formula="of:=-([.F36]*([.F30]-[.A7])-[.F31])" office:value-type="float" office:value="0.005">
            <text:p>0.005</text:p>
          </table:table-cell>
          <table:table-cell table:number-columns-repeated="1018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18" table:formula="of:=1/2*(([.A28]/1000)+([.A29]/1000000))*[.A33]^2*1000" office:value-type="float" office:value="87.075">
            <text:p>87.075</text:p>
          </table:table-cell>
          <table:table-cell office:value-type="string">
            <text:p>Total Energy Stored (mJ) for IGBT Selection</text:p>
          </table:table-cell>
          <table:table-cell table:number-columns-repeated="1022"/>
        </table:table-row>
        <table:table-row table:style-name="ro5">
          <table:table-cell table:style-name="ce19"/>
          <table:table-cell table:number-columns-repeated="1023"/>
        </table:table-row>
        <table:table-row table:style-name="ro5">
          <table:table-cell table:style-name="ce20" office:value-type="string" table:number-columns-spanned="2" table:number-rows-spanned="1">
            <text:p>Blanking for RPM Trigger</text:p>
          </table:table-cell>
          <table:covered-table-cell/>
          <table:table-cell table:number-columns-repeated="1022"/>
        </table:table-row>
        <table:table-row table:style-name="ro5">
          <table:table-cell table:style-name="ce9" office:value-type="float" office:value="70">
            <text:p>70</text:p>
          </table:table-cell>
          <table:table-cell office:value-type="string">
            <text:p>MinRPM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style-name="ce9" office:value-type="float" office:value="0.1">
            <text:p>0.1</text:p>
          </table:table-cell>
          <table:table-cell office:value-type="string">
            <text:p>MinRPMBlank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style-name="ce9" office:value-type="float" office:value="7000">
            <text:p>7000</text:p>
          </table:table-cell>
          <table:table-cell office:value-type="string">
            <text:p>MaxRPM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style-name="ce9" office:value-type="float" office:value="0.001">
            <text:p>0.001</text:p>
          </table:table-cell>
          <table:table-cell office:value-type="string">
            <text:p>MaxRPMBlank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style-name="ce18" table:formula="of:=([.A45]-[.A43])" office:value-type="float" office:value="6930">
            <text:p>6930</text:p>
          </table:table-cell>
          <table:table-cell office:value-type="string">
            <text:p>Run (x1 – x)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style-name="ce18" table:formula="of:=[.A46]-[.A44]" office:value-type="float" office:value="-0.099">
            <text:p>-0.099</text:p>
          </table:table-cell>
          <table:table-cell office:value-type="string">
            <text:p>Rise (y1=y)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style-name="ce18" table:formula="of:=[.A48]/[.A47]" office:value-type="float" office:value="-0.0000142857142857143">
            <text:p>-1.42857142857143E-005</text:p>
          </table:table-cell>
          <table:table-cell office:value-type="string">
            <text:p>Slope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style-name="ce18" table:formula="of:=-([.A49]*([.A45]-[.A7])-[.A46])" office:value-type="float" office:value="0.1">
            <text:p>0.1</text:p>
          </table:table-cell>
          <table:table-cell office:value-type="string">
            <text:p>Blank Time</text:p>
          </table:table-cell>
          <table:table-cell/>
          <table:table-cell table:style-name="Default"/>
          <table:table-cell table:number-columns-repeated="1020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21"/>
          <table:table-cell table:number-columns-repeated="1023"/>
        </table:table-row>
        <table:table-row table:style-name="ro5">
          <table:table-cell/>
          <table:table-cell office:value-type="string">
            <text:p>RPM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PS</text:p>
          </table:table-cell>
          <table:table-cell table:formula="of:=[.C54]/60" office:value-type="float" office:value="0.833333333333333">
            <text:p>0.833333333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riod</text:p>
          </table:table-cell>
          <table:table-cell table:formula="of:=1/[.C55]" office:value-type="float" office:value="1.2">
            <text:p>1.2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5" office:value-type="string">
            <text:p>Oscillator</text:p>
          </table:table-cell>
          <table:table-cell table:style-name="ce32" office:value-type="float" office:value="32000000">
            <text:p>3.20E+007</text:p>
          </table:table-cell>
          <table:table-cell table:number-columns-repeated="1021"/>
        </table:table-row>
        <table:table-row table:style-name="ro5">
          <table:table-cell/>
          <table:table-cell table:style-name="ce25" office:value-type="string">
            <text:p>ClockDivid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5">
          <table:table-cell/>
          <table:table-cell table:style-name="ce25" office:value-type="string">
            <text:p>Clock Freq</text:p>
          </table:table-cell>
          <table:table-cell table:formula="of:=[.C58]/[.C59]" office:value-type="float" office:value="16000000">
            <text:p>16000000</text:p>
          </table:table-cell>
          <table:table-cell table:number-columns-repeated="1021"/>
        </table:table-row>
        <table:table-row table:style-name="ro5">
          <table:table-cell/>
          <table:table-cell table:style-name="ce26" office:value-type="string">
            <text:p>ClockPeriod</text:p>
          </table:table-cell>
          <table:table-cell table:formula="of:=1/[.C60]" office:value-type="float" office:value="0.0000000625">
            <text:p>6.25E-00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2"/>
          <table:table-cell office:value-type="string">
            <text:p>StallTimerDivid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5">
          <table:table-cell table:style-name="ce22"/>
          <table:table-cell office:value-type="string">
            <text:p>StallTimerPeriod</text:p>
          </table:table-cell>
          <table:table-cell table:formula="of:=[.C61]*[.C63]" office:value-type="float" office:value="0.000004">
            <text:p>0.000004</text:p>
          </table:table-cell>
          <table:table-cell table:number-columns-repeated="1021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2"/>
          <table:table-cell office:value-type="string">
            <text:p>StallCount</text:p>
          </table:table-cell>
          <table:table-cell table:formula="of:=[.C56]/[.C64]" office:value-type="float" office:value="300000">
            <text:p>300000</text:p>
          </table:table-cell>
          <table:table-cell table:number-columns-repeated="1021"/>
        </table:table-row>
        <table:table-row table:style-name="ro5">
          <table:table-cell table:style-name="ce22"/>
          <table:table-cell office:value-type="string">
            <text:p>StallCountAlt</text:p>
          </table:table-cell>
          <table:table-cell table:formula="of:=60/[.C54]/[.C64]" office:value-type="float" office:value="300000">
            <text:p>300000</text:p>
          </table:table-cell>
          <table:table-cell table:number-columns-repeated="1021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2"/>
          <table:table-cell/>
          <table:table-cell table:formula="of:=DEC2HEX([.C66];8)" office:value-type="string" office:string-value="000493E0">
            <text:p>000493E0</text:p>
          </table:table-cell>
          <table:table-cell table:number-columns-repeated="1021"/>
        </table:table-row>
        <table:table-row table:style-name="ro2" table:number-rows-repeated="3">
          <table:table-cell table:style-name="ce22"/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11/28/2017</text:date>, <text:time>19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11-05T06:40:39</meta:creation-date>
    <dc:date>2017-11-28T19:03:36</dc:date>
    <dc:creator>Jim Kueneman</dc:creator>
    <meta:editing-duration>P15DT16H30M56S</meta:editing-duration>
    <meta:editing-cycles>32</meta:editing-cycles>
    <meta:generator>OpenOffice/4.1.1$Unix OpenOffice.org_project/411m6$Build-9775</meta:generator>
    <meta:document-statistic meta:table-count="3" meta:cell-count="194" meta:object-count="0"/>
  </office:meta>
</office:document-meta>
</file>